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achingProcessingPipeline.releaseLock( Object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CachingProcessingPipeline.generateCachingKey( Environment environ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AbstractCachingProcessingPipeline.connectPipeline( Environment enviro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ingProcessingPipeline.processReader( Environment environment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34">
            <text:p text:style-name="Table_20_Contents">134</text:p>
          </table:table-cell>
        </table:table-row>
        <table:table-row>
          <table:table-cell office:value-type="string">
            <text:p text:style-name="Table_20_Contents">AbstractCachingProcessingPipeline.setSerializer( String role , String source , Parameters param , Parameters hintParam ,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ingProcessingPipeline.getValidityForInternalPipeline( int 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CachingProcessingPipeline.setupFromCach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erredPipelineValidity.DeferredPipelineValidity( AbstractCachingProcessingPipeline pipelin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ingProcessingPipeline.setupPipeline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ingProcessingPipeline.setupValiditie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bstractCachingProcessingPipeline.waitForLock( Object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CachingProcessingPipeline.addTransformer( String role , String source , Parameters param , Parameters hint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ingProcessingPipeline.setReader( String role , String source , Parameters param ,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ingProcessingPipelin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CachingProcessingPipeline.setGenerator( String role , String source , Parameters param , Parameters hint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ingProcessingPipeline.getValidityForEventPipelin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bstractCachingProcessingPipeline.processXMLPipeline( Environment environment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AbstractCachingProcessingPipeline.validatePipeline( Environment environment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35">
            <text:p text:style-name="Table_20_Contents">135</text:p>
          </table:table-cell>
        </table:table-row>
        <table:table-row>
          <table:table-cell office:value-type="string">
            <text:p text:style-name="Table_20_Contents">AbstractCachingProcessingPipeline.generateLock( Object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CachingProcessingPipeline.getKeyForEventPipelin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CachingProcessingPipeline.parameterize( Parameters par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erredPipelineValidity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